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5cm" fo:min-width="9.6cm"/>
      <style:paragraph-properties style:writing-mode="lr-tb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85cm" fo:min-width="2.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1" draw:id="id1" draw:layer="layout" svg:width="10.1cm" svg:height="2.6cm" svg:x="3.8cm" svg:y="4.3cm">
          <text:p text:style-name="P1">Основные входные данные</text:p>
          <text:p text:style-name="P1"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8.85cm" svg:y1="6.9cm" svg:x2="11.6cm" svg:y2="11.6cm" draw:start-shape="id1" draw:start-glue-point="2" draw:end-shape="id2" draw:end-glue-point="4" svg:d="M8850 6900v2350h2750v2350" svg:viewBox="0 0 2751 4701">
          <text:p/>
        </draw:connector>
        <draw:custom-shape draw:style-name="gr3" draw:text-style-name="P2" xml:id="id2" draw:id="id2" draw:layer="layout" svg:width="5.6cm" svg:height="4.2cm" svg:x="8.8cm" svg:y="11.6cm">
          <text:p text:style-name="P1"><text:span text:style-name="T1">Обработаны в таблицу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7T12:23:05.664741476</meta:creation-date>
    <dc:date>2020-09-27T12:35:37.324119500</dc:date>
    <meta:editing-duration>PT1M19S</meta:editing-duration>
    <meta:editing-cycles>1</meta:editing-cycles>
    <meta:document-statistic meta:object-count="3"/>
    <meta:generator>LibreOffice/6.4.6.2$Linux_X86_64 LibreOffice_project/40$Build-2</meta:generator>
  </office:meta>
</office:document-meta>
</file>